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ce5c00" draw:textarea-horizontal-align="justify" draw:textarea-vertical-align="middle" draw:auto-grow-height="false" fo:min-height="1.376cm" fo:min-width="3.526cm"/>
    </style:style>
    <style:style style:name="gr2" style:family="graphic" style:parent-style-name="standard">
      <style:graphic-properties svg:stroke-color="#ce5c00" draw:textarea-horizontal-align="justify" draw:textarea-vertical-align="middle" draw:auto-grow-height="false" fo:min-height="1.376cm" fo:min-width="7.726cm"/>
    </style:style>
    <style:style style:name="gr3" style:family="graphic" style:parent-style-name="standard">
      <style:graphic-properties svg:stroke-color="#ce5c00" draw:textarea-horizontal-align="justify" draw:textarea-vertical-align="middle" draw:auto-grow-height="false" fo:min-height="1.376cm" fo:min-width="1.926cm"/>
    </style:style>
    <style:style style:name="gr4" style:family="graphic" style:parent-style-name="objectwithoutfill">
      <style:graphic-properties svg:stroke-color="#1c99e0"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1.742cm"/>
    </style:style>
    <style:style style:name="gr6" style:family="graphic" style:parent-style-name="standard">
      <style:graphic-properties svg:stroke-color="#ce5c00" draw:fill-color="#18a303" draw:textarea-horizontal-align="justify" draw:textarea-vertical-align="middle" draw:auto-grow-height="false" fo:min-height="1.284cm" fo:min-width="1.034cm"/>
    </style:style>
    <style:style style:name="gr7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3.0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11cm"/>
    </style:style>
    <style:style style:name="gr10" style:family="graphic" style:parent-style-name="standard">
      <style:graphic-properties svg:stroke-color="#ce5c00" draw:fill-color="#18a303" draw:textarea-horizontal-align="justify" draw:textarea-vertical-align="middle" draw:auto-grow-height="false" fo:min-height="1.284cm" fo:min-width="5.234cm"/>
    </style:style>
    <style:style style:name="gr11" style:family="graphic" style:parent-style-name="standard">
      <style:graphic-properties svg:stroke-color="#ce5c00" draw:fill-color="#f5cd53" draw:textarea-horizontal-align="justify" draw:textarea-vertical-align="middle" draw:auto-grow-height="false" fo:min-height="1.284cm" fo:min-width="1.03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3pt" style:font-size-asian="13pt" style:font-size-complex="13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color="#1c99e0"/>
    </style:style>
    <style:style style:name="P5" style:family="paragraph">
      <loext:graphic-properties draw:fill="none" draw:fill-color="#ffffff"/>
      <style:text-properties fo:color="#1c99e0"/>
    </style:style>
    <style:style style:name="P6" style:family="paragraph">
      <loext:graphic-properties draw:fill-color="#18a303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f5cd53"/>
      <style:paragraph-properties fo:text-align="center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color="#1c99e0" fo:font-size="9pt" style:font-size-asian="9pt" style:font-size-complex="9pt"/>
    </style:style>
    <style:style style:name="T4" style:family="text">
      <style:text-properties fo:color="#1c99e0" fo:font-size="9pt" style:font-size-asian="9pt" style:font-weight-asian="normal" style:font-size-complex="9pt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4.2cm" svg:height="1.8cm" svg:x="1.1cm" svg:y="5.563cm">
          <text:p text:style-name="P1"><text:span text:style-name="T1">Conception de l’idé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8.4cm" svg:height="1.8cm" svg:x="5.4cm" svg:y="5.563cm">
          <text:p text:style-name="P1"><text:span text:style-name="T1">Période d’exposition</text:span></text:p>
          <text:p text:style-name="P1"><text:span text:style-name="T1">et de vo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2.6cm" svg:height="1.8cm" svg:x="13.9cm" svg:y="5.563cm">
          <text:p text:style-name="P1"><text:span text:style-name="T2">Période </text:span></text:p>
          <text:p text:style-name="P1"><text:span text:style-name="T2">de confirm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3" draw:layer="layout" svg:x1="5.4cm" svg:y1="1.763cm" svg:x2="5.4cm" svg:y2="5.363cm">
          <text:p/>
        </draw:line>
        <draw:frame draw:style-name="gr5" draw:text-style-name="P5" draw:layer="layout" svg:width="2.242cm" svg:height="1.319cm" svg:x="5.3cm" svg:y="1.6cm">
          <draw:text-box>
            <text:p text:style-name="P4"><text:span text:style-name="T3">Soumission </text:span></text:p>
            <text:p text:style-name="P4"><text:span text:style-name="T3">de l’id</text:span><text:span text:style-name="T4">ée</text:span></text:p>
            <text:p text:style-name="P4"><text:span text:style-name="T4">Au GPI</text:span></text:p>
          </draw:text-box>
        </draw:frame>
        <draw:custom-shape draw:style-name="gr6" draw:text-style-name="P6" draw:layer="layout" svg:width="1.7cm" svg:height="1.7cm" svg:x="16.7cm" svg:y="5.663cm">
          <text:p text:style-name="P1"><text:span text:style-name="T1">Sélection </text:span></text:p>
          <text:p text:style-name="P1"><text:span text:style-name="T1">d’un </text:span></text:p>
          <text:p text:style-name="P1"><text:span text:style-name="T1">minist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3" draw:layer="layout" svg:x1="8.9cm" svg:y1="3.463cm" svg:x2="8.9cm" svg:y2="5.363cm">
          <text:p/>
        </draw:line>
        <draw:frame draw:style-name="gr8" draw:text-style-name="P7" draw:layer="layout" svg:width="3.55cm" svg:height="0.607cm" svg:x="9cm" svg:y="3.344cm">
          <draw:text-box>
            <text:p><text:span text:style-name="T5">Dépot </text:span><text:span text:style-name="T5">d’amendement</text:span></text:p>
          </draw:text-box>
        </draw:frame>
        <draw:line draw:style-name="gr7" draw:text-style-name="P3" draw:layer="layout" svg:x1="8.6cm" svg:y1="2.963cm" svg:x2="8.6cm" svg:y2="5.363cm">
          <text:p/>
        </draw:line>
        <draw:frame draw:style-name="gr9" draw:text-style-name="P7" draw:layer="layout" svg:width="2.61cm" svg:height="0.963cm" svg:x="5.99cm" svg:y="3.263cm">
          <draw:text-box>
            <text:p><text:span text:style-name="T5">Dépot </text:span></text:p>
            <text:p><text:span text:style-name="T5">d’amendement</text:span></text:p>
          </draw:text-box>
        </draw:frame>
        <draw:line draw:style-name="gr7" draw:text-style-name="P3" draw:layer="layout" svg:x1="6.2cm" svg:y1="3.463cm" svg:x2="6.2cm" svg:y2="5.363cm">
          <text:p/>
        </draw:line>
        <draw:frame draw:style-name="gr8" draw:text-style-name="P7" draw:layer="layout" svg:width="3.55cm" svg:height="0.607cm" svg:x="8.5cm" svg:y="2.756cm">
          <draw:text-box>
            <text:p><text:span text:style-name="T5">Dépot d’amendement</text:span></text:p>
          </draw:text-box>
        </draw:frame>
        <draw:custom-shape draw:style-name="gr6" draw:text-style-name="P6" draw:layer="layout" svg:width="1.7cm" svg:height="1.7cm" svg:x="18.5cm" svg:y="5.663cm">
          <text:p text:style-name="P1"><text:span text:style-name="T1">Sélection </text:span></text:p>
          <text:p text:style-name="P1"><text:span text:style-name="T1">d’un</text:span></text:p>
          <text:p text:style-name="P1"><text:span text:style-name="T1">Censeu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3" draw:layer="layout" svg:x1="16.658cm" svg:y1="1.826cm" svg:x2="16.658cm" svg:y2="5.426cm">
          <text:p/>
        </draw:line>
        <draw:frame draw:style-name="gr5" draw:text-style-name="P5" draw:layer="layout" svg:width="2.242cm" svg:height="1.319cm" svg:x="16.558cm" svg:y="1.663cm">
          <draw:text-box>
            <text:p text:style-name="P4"><text:span text:style-name="T4">Si </text:span></text:p>
            <text:p text:style-name="P4"><text:span text:style-name="T4">l’Idée est</text:span></text:p>
            <text:p text:style-name="P4"><text:span text:style-name="T4">retenue</text:span></text:p>
          </draw:text-box>
        </draw:frame>
        <draw:custom-shape draw:style-name="gr10" draw:text-style-name="P6" draw:layer="layout" svg:width="5.9cm" svg:height="1.7cm" svg:x="20.3cm" svg:y="5.663cm">
          <text:p text:style-name="P1"><text:span text:style-name="T1">Implémentation/application</text:span></text:p>
          <text:p text:style-name="P1"><text:span text:style-name="T1">de l’idée par le ministre et</text:span></text:p>
          <text:p text:style-name="P1"><text:span text:style-name="T1">contrôle par le censeu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1.7cm" svg:height="1.7cm" svg:x="26.3cm" svg:y="5.663cm">
          <text:p text:style-name="P1"><text:span text:style-name="T6">Evaluati</text:span><text:span text:style-name="T6">on</text:span></text:p>
          <text:p text:style-name="P1"><text:span text:style-name="T5">par</text:span><text:span text:style-name="T6"> les</text:span></text:p>
          <text:p text:style-name="P1"><text:span text:style-name="T6">électeur</text:span><text:span text:style-name="T6">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06T10:28:32.411892400</meta:creation-date>
    <dc:date>2020-03-06T18:37:32.640520360</dc:date>
    <meta:editing-duration>PT4H28M53S</meta:editing-duration>
    <meta:editing-cycles>10</meta:editing-cycles>
    <meta:generator>LibreOffice/6.1.5.2$Linux_X86_64 LibreOffice_project/10$Build-2</meta:generator>
    <meta:document-statistic meta:object-count="17"/>
  </office:meta>
</office:document-meta>
</file>